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2">PI - Usability of public digital services directed at businesses</text:p>
      <text:p text:style-name="P9">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9"/>
      <text:p text:style-name="P10"><text:span text:style-name="T2">Audit Application Notes:</text:span></text:p>
      <text:p text:style-name="P9">Usability of e-government for non-professional users.</text:p>
      <text:p text:style-name="P9"/>
      <text:p text:style-name="P11">01. IT Gover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01:20.814000000</dc:date>
    <meta:editing-duration>PT30M48S</meta:editing-duration>
    <meta:editing-cycles>4</meta:editing-cycles>
    <meta:generator>LibreOffice/6.1.3.2$Windows_X86_64 LibreOffice_project/86daf60bf00efa86ad547e59e09d6bb77c699acb</meta:generator>
    <meta:document-statistic meta:table-count="0" meta:image-count="1" meta:object-count="0" meta:page-count="1" meta:paragraph-count="17" meta:word-count="15" meta:character-count="136" meta:non-whitespace-character-count="124"/>
  </office:meta>
</office:document-meta>
</file>